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officeooo:paragraph-rsid="000eab0f" style:text-blinking="false" fo:background-color="transparent" style:font-weight-asian="bold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officeooo:paragraph-rsid="000eab0f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5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officeooo:paragraph-rsid="000ec7e2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officeooo:rsid="000eab0f" officeooo:paragraph-rsid="000eab0f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officeooo:rsid="000ec7e2" officeooo:paragraph-rsid="000ec7e2" style:text-blinking="false" fo:background-color="transparent" style:font-weight-asian="bold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officeooo:paragraph-rsid="000eab0f" style:text-blinking="false" fo:background-color="transparent"/>
    </style:style>
    <style:style style:name="P7" style:family="paragraph" style:parent-style-name="Text_20_body">
      <style:paragraph-properties fo:margin-top="0in" fo:margin-bottom="0in" style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normal" officeooo:paragraph-rsid="000eab0f" style:text-blinking="false" fo:background-color="transparent"/>
    </style:style>
    <style:style style:name="P8" style:family="paragraph" style:parent-style-name="Text_20_body">
      <style:paragraph-properties fo:margin-top="0in" fo:margin-bottom="0in" style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language="uk" fo:country="UA" fo:font-style="normal" style:text-underline-style="none" fo:font-weight="bold" officeooo:paragraph-rsid="000eab0f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uk" fo:country="UA" fo:font-style="normal" style:text-underline-style="none" fo:font-weight="bold" officeooo:paragraph-rsid="000eab0f" style:text-blinking="false" fo:background-color="transparent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5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language="uk" fo:country="UA" fo:font-style="normal" style:text-underline-style="none" fo:font-weight="bold" officeooo:paragraph-rsid="000ec7e2" style:text-blinking="false" fo:background-color="transparent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in" fo:margin-bottom="0in" style:contextual-spacing="false" fo:line-height="10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language="uk" fo:country="UA" fo:font-style="normal" style:text-underline-style="none" fo:font-weight="bold" officeooo:paragraph-rsid="000eab0f" style:text-blinking="false" fo:background-color="transparent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in" fo:margin-bottom="0in" style:contextual-spacing="false" fo:line-height="15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bold" officeooo:paragraph-rsid="000ec7e2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 style:writing-mode="lr-tb"/>
      <style:text-properties fo:font-variant="normal" fo:text-transform="none" fo:color="#000000" style:text-line-through-style="none" style:text-line-through-type="none" style:font-name="Times New Roman" fo:font-size="16pt" fo:language="uk" fo:country="UA" fo:font-style="normal" style:text-underline-style="none" fo:font-weight="bold" officeooo:paragraph-rsid="000eab0f" style:text-blinking="false" fo:background-color="transparent" style:font-size-asian="16pt" style:font-weight-asian="bold" style:font-size-complex="16pt"/>
    </style:style>
    <style:style style:name="P14" style:family="paragraph" style:parent-style-name="Text_20_body">
      <style:paragraph-properties fo:line-height="100%"/>
      <style:text-properties fo:language="uk" fo:country="UA" fo:font-weight="normal" officeooo:paragraph-rsid="000eab0f"/>
    </style:style>
    <style:style style:name="P15" style:family="paragraph" style:parent-style-name="Text_20_body">
      <style:text-properties fo:language="uk" fo:country="UA" officeooo:paragraph-rsid="000eab0f"/>
    </style:style>
    <style:style style:name="P16" style:family="paragraph" style:parent-style-name="Text_20_body">
      <style:paragraph-properties fo:text-align="justify" style:justify-single-word="false"/>
      <style:text-properties fo:font-size="11pt" fo:language="uk" fo:country="UA" fo:font-weight="bold" officeooo:paragraph-rsid="000eab0f" style:font-size-asian="11pt" style:font-weight-asian="bold" style:font-size-complex="11pt" style:font-weight-complex="bold"/>
    </style:style>
    <style:style style:name="P17" style:family="paragraph" style:parent-style-name="Text_20_body"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normal" officeooo:paragraph-rsid="000eab0f" style:text-blinking="false" fo:background-color="transparent"/>
    </style:style>
    <style:style style:name="P18" style:family="paragraph" style:parent-style-name="Text_20_body">
      <style:paragraph-properties fo:line-height="150%"/>
      <style:text-properties fo:font-size="14pt" fo:language="uk" fo:country="UA" fo:font-weight="bold" officeooo:paragraph-rsid="000eab0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style:font-name="Times New Roman" fo:font-size="14pt" fo:language="uk" fo:country="UA" officeooo:paragraph-rsid="00128175" style:font-size-asian="14pt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fo:language="uk" fo:country="UA" officeooo:paragraph-rsid="00128175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fo:language="uk" fo:country="UA" officeooo:paragraph-rsid="00186ccc" style:font-size-asian="14pt" style:font-size-complex="14pt"/>
    </style:style>
    <style:style style:name="P22" style:family="paragraph" style:parent-style-name="Standard">
      <style:paragraph-properties fo:margin-left="0in" fo:margin-right="0in" fo:margin-top="0.139in" fo:margin-bottom="0.139in" style:contextual-spacing="false" fo:line-height="150%" fo:orphans="0" fo:widows="0" fo:text-indent="0.4917in" style:auto-text-indent="false"/>
      <style:text-properties style:font-name="Times New Roman" fo:font-size="14pt" fo:language="uk" fo:country="UA" officeooo:paragraph-rsid="00128175" style:font-size-asian="14pt" style:font-size-complex="14pt" style:font-weight-complex="bold"/>
    </style:style>
    <style:style style:name="T1" style:family="text">
      <style:text-properties officeooo:rsid="0008b59a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08b59a" style:font-size-asian="14pt" style:font-size-complex="14pt"/>
    </style:style>
    <style:style style:name="T6" style:family="text">
      <style:text-properties style:font-name="Times New Roman" fo:font-size="14pt" style:font-size-asian="14pt" style:font-size-complex="14pt" style:font-style-complex="italic"/>
    </style:style>
    <style:style style:name="T7" style:family="text">
      <style:text-properties style:font-name="Times New Roman" fo:font-size="14pt" officeooo:rsid="0017b1ba" style:font-size-asian="14pt" style:font-size-complex="14pt" style:font-style-complex="italic"/>
    </style:style>
    <style:style style:name="T8" style:family="text">
      <style:text-properties style:font-name="Times New Roman" fo:font-size="14pt" officeooo:rsid="001a1ba4" style:font-size-asian="14pt" style:font-size-complex="14pt" style:font-style-complex="italic"/>
    </style:style>
    <style:style style:name="T9" style:family="text">
      <style:text-properties style:font-name="Times New Roman" fo:font-size="14pt" officeooo:rsid="0015320d" style:font-size-asian="14pt" style:font-size-complex="14pt"/>
    </style:style>
    <style:style style:name="T10" style:family="text">
      <style:text-properties style:font-name="Times New Roman" fo:font-size="14pt" officeooo:rsid="0016ff95" style:font-size-asian="14pt" style:font-size-complex="14pt"/>
    </style:style>
    <style:style style:name="T11" style:family="text">
      <style:text-properties style:font-name="Times New Roman" fo:font-size="14pt" officeooo:rsid="0017b1ba" style:font-size-asian="14pt" style:font-size-complex="14pt"/>
    </style:style>
    <style:style style:name="T12" style:family="text">
      <style:text-properties style:font-name="Times New Roman" fo:font-size="14pt" officeooo:rsid="00186ccc" style:font-size-asian="14pt" style:font-size-complex="14pt"/>
    </style:style>
    <style:style style:name="T13" style:family="text">
      <style:text-properties style:font-name="Times New Roman" fo:font-size="14pt" officeooo:rsid="00186da7" style:font-size-asian="14pt" style:font-size-complex="14pt"/>
    </style:style>
    <style:style style:name="T14" style:family="text">
      <style:text-properties style:font-name="Times New Roman" fo:font-size="14pt" officeooo:rsid="00189505" style:font-size-asian="14pt" style:font-size-complex="14pt"/>
    </style:style>
    <style:style style:name="T15" style:family="text">
      <style:text-properties style:font-name="Times New Roman" fo:font-size="14pt" officeooo:rsid="001a1ba4" style:font-size-asian="14pt" style:font-size-complex="14pt"/>
    </style:style>
    <style:style style:name="T16" style:family="text">
      <style:text-properties style:font-name="Times New Roman" fo:font-size="14pt" officeooo:rsid="001c4389" style:font-size-asian="14pt" style:font-size-complex="14pt"/>
    </style:style>
    <style:style style:name="T17" style:family="text">
      <style:text-properties style:font-name="Times New Roman" officeooo:rsid="0015320d"/>
    </style:style>
    <style:style style:name="T18" style:family="text">
      <style:text-properties style:font-name="Times New Roman" officeooo:rsid="001a1ba4"/>
    </style:style>
    <style:style style:name="T19" style:family="text">
      <style:text-properties style:font-name="Times New Roman" officeooo:rsid="0016ff95"/>
    </style:style>
    <style:style style:name="T20" style:family="text">
      <style:text-properties style:font-name="Times New Roman" officeooo:rsid="0017b1ba"/>
    </style:style>
    <style:style style:name="T21" style:family="text">
      <style:text-properties style:font-name="Times New Roman" style:font-style-complex="italic"/>
    </style:style>
    <style:style style:name="T22" style:family="text">
      <style:text-properties style:font-name="Times New Roman" officeooo:rsid="0017b1ba" style:font-style-complex="italic"/>
    </style:style>
    <style:style style:name="T23" style:family="text">
      <style:text-properties style:font-name="Times New Roman" officeooo:rsid="001a1ba4" style:font-style-complex="italic"/>
    </style:style>
    <style:style style:name="T24" style:family="text">
      <style:text-properties style:font-name="Times New Roman" officeooo:rsid="001c4389"/>
    </style:style>
    <style:style style:name="T25" style:family="text">
      <style:text-properties style:font-name="Times New Roman" officeooo:rsid="00186ccc"/>
    </style:style>
    <style:style style:name="T26" style:family="text">
      <style:text-properties style:font-name="Times New Roman" officeooo:rsid="00186da7"/>
    </style:style>
    <style:style style:name="T27" style:family="text">
      <style:text-properties style:font-name="Times New Roman" officeooo:rsid="00189505"/>
    </style:style>
    <style:style style:name="T28" style:family="text">
      <style:text-properties officeooo:rsid="000eab0f"/>
    </style:style>
    <style:style style:name="T29" style:family="text">
      <style:text-properties officeooo:rsid="000ec7e2"/>
    </style:style>
    <style:style style:name="T30" style:family="text">
      <style:text-properties officeooo:rsid="00186da7"/>
    </style:style>
    <style:style style:name="T31" style:family="text">
      <style:text-properties officeooo:rsid="00189505"/>
    </style:style>
    <style:style style:name="T32" style:family="text">
      <style:text-properties fo:background-color="#c5000b" loext:char-shading-value="0"/>
    </style:style>
    <style:style style:name="T33" style:family="text">
      <style:text-properties officeooo:rsid="001a1ba4"/>
    </style:style>
    <style:style style:name="T34" style:family="text">
      <style:text-properties fo:color="#000000" style:font-name="Times New Roman" fo:font-size="14pt" officeooo:rsid="0017b1ba" style:font-size-asian="14pt" style:font-size-complex="14pt"/>
    </style:style>
    <style:style style:name="T35" style:family="text">
      <style:text-properties fo:color="#000000" style:font-name="Times New Roman" fo:font-size="14pt" officeooo:rsid="001a1ba4" style:font-size-asian="14pt" style:font-size-complex="14pt"/>
    </style:style>
    <style:style style:name="T36" style:family="text">
      <style:text-properties fo:color="#000000" style:font-name="Times New Roman" officeooo:rsid="0017b1ba"/>
    </style:style>
    <style:style style:name="T37" style:family="text">
      <style:text-properties fo:color="#000000" style:font-name="Times New Roman" officeooo:rsid="001a1ba4"/>
    </style:style>
    <style:style style:name="T38" style:family="text">
      <style:text-properties fo:color="#000000" officeooo:rsid="0017b1ba"/>
    </style:style>
    <style:style style:name="T39" style:family="text">
      <style:text-properties fo:color="#000000" officeooo:rsid="001a1ba4"/>
    </style:style>
    <style:style style:name="T40" style:family="text">
      <style:text-properties officeooo:rsid="001de355"/>
    </style:style>
    <style:style style:name="T41" style:family="text">
      <style:text-properties officeooo:rsid="0015320d"/>
    </style:style>
    <style:style style:name="T42" style:family="text">
      <style:text-properties officeooo:rsid="0016ff95"/>
    </style:style>
    <style:style style:name="T43" style:family="text">
      <style:text-properties officeooo:rsid="0017b1ba"/>
    </style:style>
    <style:style style:name="T44" style:family="text">
      <style:text-properties style:font-style-complex="italic"/>
    </style:style>
    <style:style style:name="T45" style:family="text">
      <style:text-properties officeooo:rsid="0017b1ba" style:font-style-complex="italic"/>
    </style:style>
    <style:style style:name="T46" style:family="text">
      <style:text-properties officeooo:rsid="001a1ba4" style:font-style-complex="italic"/>
    </style:style>
    <style:style style:name="T47" style:family="text">
      <style:text-properties officeooo:rsid="001c4389"/>
    </style:style>
    <style:style style:name="T48" style:family="text">
      <style:text-properties officeooo:rsid="00186ccc"/>
    </style:style>
    <style:style style:name="T49" style:family="text">
      <style:text-properties officeooo:rsid="001e3d49"/>
    </style:style>
    <style:style style:name="T50" style:family="text">
      <style:text-properties officeooo:rsid="001f6d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8">ЛЬВІВСЬКИЙ НАЦІОНАЛЬНИЙ УНІВЕРСИТЕТ ІМЕНІ ІВАНА ФРАНКА</text:p>
      <text:p text:style-name="P6">ФАКУЛЬТЕТ ЕЛЕКТРОНІКИ</text:p>
      <text:p text:style-name="P15"/>
      <text:p text:style-name="P7"><text:tab/><text:tab/><text:tab/><text:tab/><text:tab/><text:tab/><text:tab/><text:tab/><text:tab/><text:span text:style-name="T2">КАФЕДРА РАДІОФІЗИКИ <text:s/>ТА <text:tab/><text:tab/><text:tab/><text:tab/><text:tab/><text:tab/><text:tab/><text:tab/><text:tab/><text:tab/><text:tab/>КОМП’ЮТЕРНИХ ТЕХНОЛОГІЙ</text:span></text:p>
      <text:p text:style-name="P16"/>
      <text:p text:style-name="P9"><text:tab/><text:tab/><text:tab/><text:tab/><text:tab/><text:tab/><text:tab/><text:tab/><text:tab/>КАФЕДРА <text:span text:style-name="T50">ПСИХОЛОГІЇ</text:span></text:p>
      <text:p text:style-name="P15"/>
      <text:p text:style-name="P13">ПСИХОЛОГІЧНИЙ АНАЛІЗ ПРОФЕСІЙНОЇ КОМПЕТЕНТНОСТІ ВИКЛАДАЧА-ПРАКТИКАНТА</text:p>
      <text:p text:style-name="P4">Гложика Любомира Любомировича</text:p>
      <text:p text:style-name="P5">(Тема заняття: “Моделювання довільного закону розподілу”)</text:p>
      <text:p text:style-name="P5">(Дата проведення: 24.02.2015)</text:p>
      <text:p text:style-name="P17"/>
      <text:p text:style-name="P15"/>
      <text:p text:style-name="P10"><text:span text:style-name="T29">Виконала </text:span>студентка </text:p>
      <text:p text:style-name="P10">групи ФЕІ-51м </text:p>
      <text:p text:style-name="P11">Литвин В. В.</text:p>
      <text:p text:style-name="P18"/>
      <text:p text:style-name="P3">Перевіри<text:span text:style-name="T1">ла </text:span><text:span text:style-name="T5">керівник </text:span><text:span text:style-name="T4">практики </text:span></text:p>
      <text:p text:style-name="P12">від кафедри психології </text:p>
      <text:p text:style-name="P2"><text:span text:style-name="T28">ас. Лабаз І.О. </text:span><text:s/></text:p>
      <text:p text:style-name="P14"><text:line-break/></text:p>
      <text:p text:style-name="P14"><text:line-break/></text:p>
      <text:p text:style-name="P14"/>
      <text:p text:style-name="P14"/>
      <text:p text:style-name="P1">Львів 201<text:span text:style-name="T1">5</text:span> </text:p>
      <text:p text:style-name="P19">Для проведення психологічного аналізу професійної компетентності магістра-асистента нами було вибране <text:span text:style-name="T41">лекційне</text:span> заняття з <text:span text:style-name="T41">курсу “Технології комп'ютерного проектування”</text:span>, проведене 2<text:span text:style-name="T41">4 лютого</text:span> магістром V курсу <text:span text:style-name="T41">Любомиром Гложиком для студентів другого курсу факультету електроніки</text:span>.</text:p>
      <text:p text:style-name="P20">При проведенні заняття магістр показа<text:span text:style-name="T41">в</text:span> належний рівень підготовки до проведення <text:span text:style-name="T42">лекції</text:span>, високий рівень знань, уміння встановити контакт із аудиторією, організувати продуктивну співпрацю; додатковими перевагами було використання науково-технічних засобів (ноутбук, проектор) для демонстрування наочності (презентація PowerPoint, <text:span text:style-name="T42">приклади до </text:span>теми заняття <text:span text:style-name="T42">та покрокове створення програми із залучення студентів та поясненням кожного кроку</text:span>).</text:p>
      <text:p text:style-name="P20">Магістру вдалось створити ненав’язливу і затишну атмосферу, що сприяло кращому засвоєнню теми (<text:span text:style-name="T43">доволі складної і дуже важливої для подальшого засвоєння матеріалу курсу, а також потрібної для кращого сприймання деяких інших курсів, передбачених програмою</text:span>). Використовуючи різноманітні методи (<text:span text:style-name="T44">бесіда, розповідь, узагальнення, порівняння, </text:span><text:span text:style-name="T45">наведення прикладів із життя та власного досвіду</text:span><text:span text:style-name="T44">), магістр оптимізув</text:span><text:span text:style-name="T45">ав</text:span><text:span text:style-name="T44"> діяльність групи, спонука</text:span><text:span text:style-name="T45">в</text:span><text:span text:style-name="T44"> студентів до активної участі у семінарі, активно сприя</text:span><text:span text:style-name="T45">в</text:span><text:span text:style-name="T44"> інтерактивній взаємодії та ефективному спілкуванню між викладачем і студентами. Позитивним моментом у дидактичній складовій заняття було те, що </text:span><text:span text:style-name="T45">викладач ставив навідні питання різним студентам</text:span><text:span text:style-name="T44">, що не допускало розсіювання уваги в аудиторії; висновки і узагальнення робили студенти, до чого їх майстерно підводи</text:span><text:span text:style-name="T45">в</text:span><text:span text:style-name="T44"> магістр; навчальний матеріал був поданий невеликим блоками, що сприяло кращому опрацюванню і сприйняттю комплексної теми; коротке резюме після кожного такого блоку виконували студенти; незрозумілі і складні моменти були детально пояснені і прокоментовані; помилки </text:span><text:span text:style-name="T45">та</text:span><text:span text:style-name="T44"> погрішності, </text:span><text:span text:style-name="T45">пов</text:span><text:span text:style-name="T46">'</text:span><text:span text:style-name="T45">язані з неретельним вивчення матеріалу попередніх лекцій,</text:span><text:span text:style-name="T44"> були виправлені без різкості й ненав’язливо, але на них звертали достатньо уваги.</text:span></text:p>
      <text:p text:style-name="P21">Було доречно і вдало використано презентацію PowerPoint для унаочнення і узагальнення блоків навчального матеріалу (наведені у презентації схеми були хорошою <text:soft-page-break/>допомогою для демонстрації <text:span text:style-name="T43">підходів, а шансів записати формули було зовсім мало</text:span>). <text:span text:style-name="T43">Студенти активно </text:span><text:span text:style-name="T38">допомагали</text:span><text:span text:style-name="T43"> викладачеві-практиканту під час складання програми</text:span>, що свідчило про плідну співпрацю під час заняття. Крім теоретичних знань, були <text:span text:style-name="T43">і практичні </text:span>завдання <text:span text:style-name="T43">для розрахунків розподілів</text:span> (на занятті <text:span text:style-name="T48">багато </text:span><text:s text:c="2"/>уваги <text:span text:style-name="T48">було приділено різним графікам законів розподілів та продемонстровано, як отримати аналітичні вирази для функції (рівняння прямої) в кожному випадку</text:span>). Різноманітні питання дають змогу перевірити ступінь засвоєння матеріалу і виявити труднощі у розумінні, якщо такі були, а також <text:span text:style-name="T30">опрацювання конкретних прикладів дозволяє отримати необхідні знання для успішного виконання та захисту лабораторної роботи</text:span>.</text:p>
      <text:p text:style-name="P20">Магістр у ролі викладача теж показа<text:span text:style-name="T30">в</text:span> чудові результати. По-перше, не було помітної нервозності, пауз між запитаннями, переходами між блоками навчального матеріалу, довгого вибору студента, який би мав відповідати на задане запитання. Магістр спокійно і впевнено трима<text:span text:style-name="T30">вся</text:span> впродовж усього заняття. По-друге, завжди зверта<text:span text:style-name="T30">в</text:span>ся до студентів на «Ви» (що досить складно, враховуючи незначну різницю у віці). По-третє, під час <text:span text:style-name="T30">лекції</text:span> панувала дружелюбна атмосфера, не було звичної <text:span text:style-name="T30">для лекцій відчуженості, </text:span>напруженості і «боязні, що спитає викладач». Студенти охоче відповіда<text:span text:style-name="T30">ли на уточнюючі чи навідні запитання</text:span>, часто самостійно виявляли ініціативу, <text:span text:style-name="T30">запитуючи про зміст тієї чи іншої формули та її використання</text:span>. Варто відзначити, що магістр також приділи<text:span text:style-name="T30">в</text:span> значну увагу мотивації вивчення теми, наголоси<text:span text:style-name="T30">в</text:span> на її вагомості при підготовці до іспиту, який дана академічна група складає цього <text:span text:style-name="T30">в поточному семестрі, а також значенні для успішного засвоєння <text:s/>інших дисциплін</text:span>. Важливим елементом вже у кінці заняття було підведення підсумків стосовно не тільки самої теми, а <text:span text:style-name="T30">й</text:span> активності, участі в обговоренні, успіхів студентів.</text:p>
      <text:p text:style-name="P20">Було виконано всі обов’язкові елементи заняття, як-от привітання, перевірка присутніх, повідомлення теми, мети, плану семінару, в кінці обов’язково фраза «чи немає запитань?» і відповіді на них, подяка за увагу, повідомлення <text:span text:style-name="T30">завдання на лабораторну роботу та теми наступного заняття</text:span>, прощання.</text:p>
      <text:p text:style-name="P20"/>
      <text:p text:style-name="P20"><text:soft-page-break/>ВИСНОВКИ ТА РЕКОМЕНДАЦІЇ</text:p>
      <text:p text:style-name="P20">Вже не вперше будучи присутніми на заняттях, які проводить <text:span text:style-name="T31">Любомир Гложик</text:span>, особливо помітним є <text:span text:style-name="T31">його</text:span> вміння встановити контакт із аудиторією. Якою б складною не була тема, магістру вдається доступно пояснити її студентам. Практикант завжди дружелюбно налаштован<text:span text:style-name="T31">ий(знаючи його впродовж п'яти років, мушу зазначити, що це особиста риса характеру, яка, водночас, є дуже потрібною і корисною для викладача),</text:span> <text:span text:style-name="T31">він </text:span>легко може зрозуміти студентів, оскільки ще <text:span text:style-name="T31">два</text:span> р<text:span text:style-name="T31">о</text:span>к<text:span text:style-name="T31">и</text:span> тому <text:span text:style-name="T31">(для нашого курсу аналогічна дисципліна читалась на третьому курсі)</text:span> сам вивча<text:span text:style-name="T31">в</text:span> такі ж навчальні теми. Це водночас і дає змогу подати матеріал максимально доступно, звернути увагу на найбільш важливі моменти, передбачити труднощі у сприйнятті матеріалу і тому підшукати оптимальні способи їх вирішення.</text:p>
      <text:p text:style-name="P20">Магістр максимально налаштован<text:span text:style-name="T31">ий</text:span> на продуктивну співпрацю, тому під час заняття старанно приділяє увагу запитанням, поясненням, залученням студентів до активної роботи на занятті, закликає до дискусії, ділиться власним досвідом<text:span text:style-name="T31">(в підборі практичних прикладів легко побачити, що охоплені найзагальніші випадки (які зустрічаються найчастіше під час практичного застосування) і такі, на яких студенти найчастіше помиляються)</text:span>.</text:p>
      <text:p text:style-name="P20">Володіє чудовими організаторськими здібностями (тут варто згадати про позавузівську педагогічну й організаторську діяльність, <text:span text:style-name="T31">Любомир часто готує доповіді та тренінги для своїх колег, а також пояснює незрозумілі теми як своїм одногрупникам, так і сусідам по гуртожитку, які навчаються на молодших курсах</text:span>), здатністю до контролю майже будь-якої ситуації, вмінням ефективно вирішувати проблеми.</text:p>
      <text:p text:style-name="P20">І все ж, не зважаючи на всі позитивні моменти і безумовний успіх у проведенні, було помітно, хоч і не надто сильно, що магістр – все-таки студент у ролі викладача. Тобто, можливо, трішки не вистачало тої строгості, <text:span text:style-name="T39">дистанції</text:span>, що повинна бути між викладачем і студентом, незважаючи на помітний успіх у педагогічному спілкуванні. Можливо, потрібно було застосувати біль<text:span text:style-name="T31">ш</text:span> строгий підхід. Але, знову ж таки, враховуючи недовготривалість педагогічної практики, суворий підхід завадив би <text:soft-page-break/>встановленню контакту із студентами і спричинив би труднощі у спілкуванні з педагогом. Можливо, такий підхід, який застосува<text:span text:style-name="T31">в</text:span> <text:span text:style-name="T31">Любомир Гложик</text:span> – один із найоптимальніших при недовготривалій роботі із студентами, які не надто серйозно сприймають практикантів, тим більше, не дуже від них старших. А так, цілком приємна атмосфера спілкування, досягнено навчальні і виховні цілі. На нашу думку, можливість знайти «спільну мову» із студентами вказує на гнучкість і ініціативність у вирішенні педагогічних проблем.</text:p>
      <text:p text:style-name="P20">Тим більше, чотири проведені заняття (2 пробних <text:span text:style-name="T31">під час вивчення дисципліни “Методика викладання комп'ютерних наук” та </text:span>2 залікових <text:span text:style-name="T31">під час проходження педагогічної практики</text:span>) не дають у повній мірі розкрити весь потенціал практиканта як викладача. Відповідно, не можна спробувати свої сили у проведенні контролю знань із певного розділу, повністю визначити рівень знань кожного студента, труднощі, які виникають в окремої особистості із сприйняттям матеріалу, і, таким чином, підібрати індивідуальний план навчання чи спеціальні вказівки (хоча, по мірі можливості, <text:span text:style-name="T31">Любомир</text:span> намага<text:span text:style-name="T31">в</text:span>ся вирішувати такі індивідуальні завдання, <text:span text:style-name="T31">підбираючи якомога коректніші приклади і відповідаючи на всі запитання</text:span>).</text:p>
      <text:p text:style-name="P20">Отже, підсумувавши всі позитивні і негативні риси як проведеного заняття, так і викладача-практиканта <text:span text:style-name="T31">Любомира Гложика</text:span>, можна засвідчити успішність досягнення навчальних і виховних цілей, чудову здатність «встановити контакт» із аудиторією, знайти «зворотній зв’язок» із студентами, гнучкість у вирішенні комунікативних бар’єрів, організувати роботу групи, і при подальшій роботі у якості викладача у <text:span text:style-name="T31">Любомира</text:span> є усі шанси стати <text:span text:style-name="T31">дуже</text:span> успішним педагогом.</text:p>
      <text:p text:style-name="P22">Згідно із схемою аналізу професійної компетентності викладача-практиканта (За О.Шпетою), загальна сума балів, набраних студент<text:span text:style-name="T31">ом</text:span>, сягає <text:span text:style-name="T40">132 </text:span>б., що відповідає <text:span text:style-name="T49">високому </text:span>рівню <text:span text:style-name="T49">професійної компетентності викладача практиканта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in" fo:margin-bottom="0in" style:contextual-spacing="false" fo:line-height="100%" fo:keep-with-next="always"/>
      <style:text-properties style:font-name="Times New Roman" fo:font-family="'Times New Roman'" style:font-family-generic="roman" style:font-pitch="variable" fo:font-style="italic" fo:font-weight="bold" style:font-name-asian="Times New Roman2" style:font-family-asian="'Times New Roman'" style:font-family-generic-asian="system" style:font-pitch-asian="variable" style:language-asian="ru" style:country-asian="RU" style:font-style-asian="italic" style:font-weight-asian="bold" style:font-size-complex="12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4591in" fo:margin-left="0.578in" fo:margin-right="0.50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23:17:05.501000000</meta:creation-date>
    <meta:generator>LibreOffice/4.2.6.3$Windows_x86 LibreOffice_project/3fd416d4c6db7d3204c17ce57a1d70f6e531ee21</meta:generator>
    <dc:date>2015-03-01T22:36:48.782000000</dc:date>
    <meta:editing-duration>PT1H13M44S</meta:editing-duration>
    <meta:editing-cycles>18</meta:editing-cycles>
    <meta:document-statistic meta:table-count="0" meta:image-count="0" meta:object-count="0" meta:page-count="5" meta:paragraph-count="33" meta:word-count="1120" meta:character-count="8699" meta:non-whitespace-character-count="7564"/>
  </office:meta>
</office:document-meta>
</file>